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e1da5" officeooo:paragraph-rsid="001e1da5" style:font-weight-asian="bold" style:font-weight-complex="bold"/>
    </style:style>
    <style:style style:name="P3" style:family="paragraph" style:parent-style-name="Standard">
      <style:text-properties fo:font-weight="bold" officeooo:rsid="001f9eb4" officeooo:paragraph-rsid="001f9eb4" style:font-weight-asian="bold" style:font-weight-complex="bold"/>
    </style:style>
    <style:style style:name="P4" style:family="paragraph" style:parent-style-name="Standard">
      <style:text-properties officeooo:rsid="0015e23d" officeooo:paragraph-rsid="0015e23d"/>
    </style:style>
    <style:style style:name="P5" style:family="paragraph" style:parent-style-name="Standard">
      <style:text-properties fo:font-weight="normal" officeooo:rsid="001e1da5" officeooo:paragraph-rsid="001e1da5" style:font-weight-asian="normal" style:font-weight-complex="normal"/>
    </style:style>
    <style:style style:name="P6" style:family="paragraph" style:parent-style-name="Standard">
      <style:text-properties fo:font-weight="normal" officeooo:rsid="001f9eb4" officeooo:paragraph-rsid="001f9eb4" style:font-weight-asian="normal" style:font-weight-complex="normal"/>
    </style:style>
    <style:style style:name="P7" style:family="paragraph" style:parent-style-name="Standard">
      <style:text-properties fo:font-weight="normal" officeooo:rsid="001e1da5" officeooo:paragraph-rsid="001e1da5" fo:background-color="#ffff00" style:font-weight-asian="normal" style:font-weight-complex="normal"/>
    </style:style>
    <style:style style:name="P8" style:family="paragraph" style:parent-style-name="Standard">
      <style:text-properties officeooo:rsid="001f9eb4" officeooo:paragraph-rsid="001f9eb4"/>
    </style:style>
    <style:style style:name="P9" style:family="paragraph" style:parent-style-name="Standard">
      <style:text-properties officeooo:rsid="002124de" officeooo:paragraph-rsid="002124de"/>
    </style:style>
    <style:style style:name="P10" style:family="paragraph" style:parent-style-name="Standard">
      <style:text-properties fo:color="#ff4000" loext:opacity="100%" officeooo:rsid="0024b896" officeooo:paragraph-rsid="0024b896"/>
    </style:style>
    <style:style style:name="P11" style:family="paragraph" style:parent-style-name="Standard">
      <style:text-properties fo:color="#ff4000" loext:opacity="100%" officeooo:rsid="00250258" officeooo:paragraph-rsid="00250258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officeooo:rsid="001e1da5" officeooo:paragraph-rsid="001e1da5" style:font-weight-asian="bold" style:font-weight-complex="bold"/>
    </style:style>
    <style:style style:name="P14" style:family="paragraph" style:parent-style-name="Standard">
      <style:text-properties fo:font-weight="bold" fo:background-color="#ffffff" style:font-weight-asian="bold" style:font-weight-complex="bold"/>
    </style:style>
    <style:style style:name="P15" style:family="paragraph" style:parent-style-name="Standard">
      <style:text-properties fo:color="#ff4000" loext:opacity="100%" officeooo:rsid="002124de" officeooo:paragraph-rsid="0022ef04"/>
    </style:style>
    <style:style style:name="P16" style:family="paragraph" style:parent-style-name="Standard">
      <style:text-properties fo:color="#ff4000" loext:opacity="100%" officeooo:rsid="002124de" officeooo:paragraph-rsid="0028be46"/>
    </style:style>
    <style:style style:name="P17" style:family="paragraph" style:parent-style-name="Standard">
      <style:text-properties fo:color="#ff4000" loext:opacity="100%" officeooo:rsid="0024b896" officeooo:paragraph-rsid="0024b896"/>
    </style:style>
    <style:style style:name="P18" style:family="paragraph" style:parent-style-name="Standard">
      <style:text-properties fo:color="#ff4000" loext:opacity="100%" officeooo:rsid="00250258" officeooo:paragraph-rsid="00250258"/>
    </style:style>
    <style:style style:name="P19" style:family="paragraph" style:parent-style-name="Standard">
      <style:text-properties fo:color="#ff4000" loext:opacity="100%" officeooo:rsid="00250258" officeooo:paragraph-rsid="0024b896"/>
    </style:style>
    <style:style style:name="P20" style:family="paragraph" style:parent-style-name="Standard">
      <style:text-properties fo:color="#ff4000" loext:opacity="100%" officeooo:rsid="00250258" officeooo:paragraph-rsid="002a5254"/>
    </style:style>
    <style:style style:name="P21" style:family="paragraph" style:parent-style-name="Standard">
      <style:text-properties fo:color="#000000" loext:opacity="100%" officeooo:paragraph-rsid="002124de"/>
    </style:style>
    <style:style style:name="P22" style:family="paragraph" style:parent-style-name="Standard">
      <style:text-properties fo:color="#000000" loext:opacity="100%" officeooo:rsid="0028be46" officeooo:paragraph-rsid="0028be46"/>
    </style:style>
    <style:style style:name="P23" style:family="paragraph" style:parent-style-name="Standard">
      <style:text-properties fo:color="#000000" loext:opacity="100%" officeooo:rsid="0024b896" officeooo:paragraph-rsid="0024b896"/>
    </style:style>
    <style:style style:name="P24" style:family="paragraph" style:parent-style-name="Standard">
      <style:text-properties fo:color="#000000" loext:opacity="100%" officeooo:rsid="00250258" officeooo:paragraph-rsid="00250258"/>
    </style:style>
    <style:style style:name="P25" style:family="paragraph" style:parent-style-name="Standard">
      <style:text-properties fo:color="#000000" loext:opacity="100%" officeooo:rsid="00250258" officeooo:paragraph-rsid="002a5254"/>
    </style:style>
    <style:style style:name="P26" style:family="paragraph" style:parent-style-name="Standard">
      <style:text-properties fo:color="#000000" loext:opacity="100%" officeooo:paragraph-rsid="002a5254"/>
    </style:style>
    <style:style style:name="P27" style:family="paragraph" style:parent-style-name="Standard">
      <style:text-properties fo:color="#000000" loext:opacity="100%" fo:font-weight="bold" officeooo:rsid="001e1da5" officeooo:paragraph-rsid="001e1da5" fo:background-color="#fffff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ff" loext:char-shading-value="0" style:font-weight-asian="bold" style:font-weight-complex="bold"/>
    </style:style>
    <style:style style:name="T3" style:family="text">
      <style:text-properties fo:background-color="#ffff00" loext:char-shading-value="0"/>
    </style:style>
    <style:style style:name="T4" style:family="text">
      <style:text-properties fo:color="#ff4000" loext:opacity="100%" officeooo:rsid="0024b896"/>
    </style:style>
    <style:style style:name="T5" style:family="text">
      <style:text-properties officeooo:rsid="002124de"/>
    </style:style>
    <style:style style:name="T6" style:family="text">
      <style:text-properties officeooo:rsid="0028be46"/>
    </style:style>
    <style:style style:name="T7" style:family="text">
      <style:text-properties fo:background-color="#ffffff" loext:char-shading-value="0"/>
    </style:style>
    <style:style style:name="T8" style:family="text">
      <style:text-properties fo:background-color="#ffffff" loext:char-shading-value="0"/>
    </style:style>
    <style:style style:name="T9" style:family="text">
      <style:text-properties fo:color="#000000" loext:opacity="100%" fo:background-color="#ffffff" loext:char-shading-value="0"/>
    </style:style>
    <style:style style:name="T10" style:family="text">
      <style:text-properties fo:color="#000000" loext:opacity="100%" fo:background-color="#ffffff" loext:char-shading-value="0"/>
    </style:style>
    <style:style style:name="T11" style:family="text">
      <style:text-properties fo:color="#000000" loext:opacity="100%" fo:font-weight="bold" fo:background-color="#ffffff" loext:char-shading-value="0" style:font-weight-asian="bold" style:font-weight-complex="bold"/>
    </style:style>
    <style:style style:name="T12" style:family="text">
      <style:text-properties fo:color="#000000" loext:opacity="100%" fo:background-color="#ffff00" loext:char-shading-value="0"/>
    </style:style>
    <style:style style:name="T13" style:family="text">
      <style:text-properties officeooo:rsid="0024b896"/>
    </style:style>
    <style:style style:name="T14" style:family="text">
      <style:text-properties officeooo:rsid="002502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npr]<text:tab/>Nombre del Proyecto</text:p>
      <text:p text:style-name="Standard">[dpr]<text:tab/>Descripcion del Proyecto</text:p>
      <text:p text:style-name="Standard">[cpp]<text:tab/>Color de la pagina principal</text:p>
      <text:p text:style-name="Standard">[tit]<text:tab/>Titulo del Proyecto</text:p>
      <text:p text:style-name="Standard">[pcs]<text:tab/>El Proyecto tiene seguridad</text:p>
      <text:p text:style-name="Standard">[pce]<text:tab/>Codigo del Proyecto con etiquetas de personalizacion</text:p>
      <text:p text:style-name="Standard">[pcb]<text:tab/>Proyecto con opcion de busqueda</text:p>
      <text:p text:style-name="Standard">[ses]<text:tab/>Separacion entre secciones</text:p>
      <text:p text:style-name="Standard">[avw]<text:tab/>Ancho del Logo del Proyecto</text:p>
      <text:p text:style-name="Standard">[avh]<text:tab/>Alto del Logo del Proyecto</text:p>
      <text:p text:style-name="Standard">[itw]<text:tab/>Ancho de la imagen del Titulo</text:p>
      <text:p text:style-name="Standard">[ith]<text:tab/>Alto de la imagen del Titulo</text:p>
      <text:p text:style-name="Standard">[fti]<text:tab/>Font del Titulo</text:p>
      <text:p text:style-name="Standard">[cti]<text:tab/>Color del texto del Titulo</text:p>
      <text:p text:style-name="Standard">[act]<text:tab/>Alto de la columna del Titulo</text:p>
      <text:p text:style-name="Standard">[nct]<text:tab/>Numero de columnas de la columna del Titulo</text:p>
      <text:p text:style-name="Standard">[cct]<text:tab/>Color de la columna del Titulo</text:p>
      <text:p text:style-name="Standard">[jht]<text:tab/>Justificacion horizontal del Titulo</text:p>
      <text:p text:style-name="Standard">[jvt]<text:tab/>Justificacion vertical del Titulo</text:p>
      <text:p text:style-name="Standard">[afs]<text:tab/>Altura de la fila superior</text:p>
      <text:p text:style-name="Standard">[cfs]<text:tab/>Color de la fila superior</text:p>
      <text:p text:style-name="Standard">[nci]<text:tab/>Numero de columnas de la columna superior izquierda</text:p>
      <text:p text:style-name="Standard">[aci]<text:tab/>Altura de la columna superior izquierda</text:p>
      <text:p text:style-name="Standard">[cci]<text:tab/>Color de la columna superior izquierda</text:p>
      <text:p text:style-name="Standard">[ncd]<text:tab/>Numero de columnas de la columna superior derecha</text:p>
      <text:p text:style-name="Standard">[acd]<text:tab/>Altura de la columna superior derecha</text:p>
      <text:p text:style-name="Standard">[ccd]<text:tab/>Color de la columna superior derecha</text:p>
      <text:p text:style-name="Standard">[acl]<text:tab/>Altura de la columna del Logo</text:p>
      <text:p text:style-name="Standard">[ccl]<text:tab/>Color de la columna del Logo</text:p>
      <text:p text:style-name="Standard">[ncl]<text:tab/>Numero de las columnas de la columna del Logo</text:p>
      <text:p text:style-name="Standard">[jhl]<text:tab/>Justificacion horizontal del Logo</text:p>
      <text:p text:style-name="Standard">[jvl]<text:tab/>Justificacion vertical del Logo</text:p>
      <text:p text:style-name="Standard">[acg]<text:tab/>Altura de la columna de Login</text:p>
      <text:p text:style-name="Standard">[ncg]<text:tab/>Numero de columnas de la columna de Login</text:p>
      <text:p text:style-name="Standard">[ccg]<text:tab/>Color de la columna de Login</text:p>
      <text:p text:style-name="Standard">[bss]<text:tab/>Borde de las secciones de la fila superior</text:p>
      <text:p text:style-name="Standard">[cbss]<text:tab/>Color borde de las secciones de la fila superior</text:p>
      <text:p text:style-name="Standard">[abss]<text:tab/>Ancho borde de las secciones de la fila superior</text:p>
      <text:p text:style-name="Standard">[afb]<text:tab/>Alto de la fila de bus-menu</text:p>
      <text:p text:style-name="Standard">[cfb]<text:tab/>Color de la fila de bus-menu</text:p>
      <text:p text:style-name="Standard">[ncbi]<text:tab/>Numero de columnas de la columna bus-menu izquierda</text:p>
      <text:p text:style-name="Standard">[acbi]<text:tab/>Altura de la columna bus-menu izquierda</text:p>
      <text:p text:style-name="Standard">[ccbi]<text:tab/>Color de la columna bus-menu izquierda</text:p>
      <text:p text:style-name="Standard">[ncbd]<text:tab/>Numero de columnas de la columna bus-menu derecha</text:p>
      <text:p text:style-name="Standard">[acbd]<text:tab/>Altura de la columna bus-menu derecha</text:p>
      <text:p text:style-name="Standard">[ccbd]<text:tab/>Color de la columna bus-menu derecha</text:p>
      <text:p text:style-name="Standard">[acb]<text:tab/>Altura de la columna de busqueda</text:p>
      <text:p text:style-name="Standard">[ncb]<text:tab/>Numero de columnas de la columna de busqueda</text:p>
      <text:p text:style-name="Standard">[ccb]<text:tab/>Color de la columna de busqueda</text:p>
      <text:p text:style-name="Standard"><text:soft-page-break/>[acm]<text:tab/>Altura de la columna del menu</text:p>
      <text:p text:style-name="Standard">[ncm]<text:tab/>Numero de columnas de la columna del menu</text:p>
      <text:p text:style-name="Standard">[ccm]<text:tab/>Color de la columna del menu</text:p>
      <text:p text:style-name="Standard">[cme]<text:tab/>Color de las opciones del menu</text:p>
      <text:p text:style-name="Standard">[fme]<text:tab/>Font de la opcion del menu</text:p>
      <text:p text:style-name="Standard">[bme]<text:tab/>Borde de las secciones de la fila de busqueda y menu</text:p>
      <text:p text:style-name="Standard">[abme]<text:tab/>Ancho del borde de las secciones de la fila de busqueda y menu</text:p>
      <text:p text:style-name="Standard">[cbme]<text:tab/>Color del borde de las secciones de la fila de busqueda y menu</text:p>
      <text:p text:style-name="Standard">[afm]<text:tab/>Altura de la fila del medio</text:p>
      <text:p text:style-name="Standard">[cfm]<text:tab/>Color de la fila del medio</text:p>
      <text:p text:style-name="Standard">[jum]<text:tab/>Justificacion del menu</text:p>
      <text:p text:style-name="Standard">[acmi]<text:tab/>Altura de la columna izquierda del medio</text:p>
      <text:p text:style-name="Standard">[ncmi]<text:tab/>Numero de columnas de la la columna izquierda del medio</text:p>
      <text:p text:style-name="Standard">[ccmi]<text:tab/>Color de la columna izquierda del medio</text:p>
      <text:p text:style-name="Standard">[acmc]<text:tab/>Altura de la columna central del medio</text:p>
      <text:p text:style-name="Standard">[ncmc]<text:tab/>Numero de columnas de la columna central del medio</text:p>
      <text:p text:style-name="Standard">[ccmc]<text:tab/>Color de la columna central del medio</text:p>
      <text:p text:style-name="Standard">[acmd]<text:tab/>Altura de la columna derecha del medio</text:p>
      <text:p text:style-name="Standard">[ncmd]<text:tab/>Numero de columnas de la columna derecha del medio</text:p>
      <text:p text:style-name="Standard">[ccmd]<text:tab/>Color de la columna derecha del medio</text:p>
      <text:p text:style-name="Standard">[txm]<text:tab/>Texto de la columna central del medio</text:p>
      <text:p text:style-name="Standard">[ctxm]<text:tab/>Color del texto de la columna central del medio</text:p>
      <text:p text:style-name="Standard">[ftxm]<text:tab/>Font del texto de la columna central del medio</text:p>
      <text:p text:style-name="Standard">[afp]<text:tab/>Alto de la fila del pie</text:p>
      <text:p text:style-name="Standard">[cfp]<text:tab/>Color de la fila del pie</text:p>
      <text:p text:style-name="Standard">[acp]<text:tab/>Altura de la columna del pie</text:p>
      <text:p text:style-name="Standard">[ccp]<text:tab/>Color de la columna del pie</text:p>
      <text:p text:style-name="Standard">[txv]<text:tab/>Texto de la opcion volver</text:p>
      <text:p text:style-name="Standard">[ftxv]<text:tab/>Font del texto de la opcion volver</text:p>
      <text:p text:style-name="Standard">[ctxv]<text:tab/>Color del texto de la opcion volver</text:p>
      <text:p text:style-name="P21"><text:span text:style-name="T5">[mctg] <text:s/>Menus contiguos</text:span></text:p>
      <text:p text:style-name="P22">[bce]<text:tab/>Borde de la fila central</text:p>
      <text:p text:style-name="P22">[abce] Ancho del borde de la fila centra</text:p>
      <text:p text:style-name="P22">[cbce]<text:tab/>Color del borde de la fila central</text:p>
      <text:p text:style-name="P16"/>
      <text:p text:style-name="P15"/>
      <text:p text:style-name="Standard">APLICACIONES</text:p>
      <text:p text:style-name="Standard">[nap]<text:tab/>Nombre de la Aplicacion</text:p>
      <text:p text:style-name="Standard">[dap]<text:tab/>Descripcion de la Aplicacion</text:p>
      <text:p text:style-name="Standard">[txma]<text:tab/>Texto de la opcion en el menu</text:p>
      <text:p text:style-name="Standard">[as]<text:tab/>Para acceder a la Aplicacion se debe ser miembro del staff</text:p>
      <text:p text:style-name="Standard">[al]<text:tab/>Para acceder a la Aplicacion se debe etar autenticado</text:p>
      <text:p text:style-name="Standard">[tta]<text:tab/>ToolTip en la opcion del menu</text:p>
      <text:p text:style-name="Standard">[oga]<text:tab/>Orden de generacion de la aplicacion</text:p>
      <text:p text:style-name="Standard"/>
      <text:p text:style-name="Standard">MODELOS<text:tab/></text:p>
      <text:p text:style-name="Standard">[nmo]<text:tab/>Nombre del Modelo</text:p>
      <text:p text:style-name="Standard">[dmo]<text:tab/>Descripcion del Modelo</text:p>
      <text:p text:style-name="Standard">[pmo]<text:tab/>Padre del Modelo</text:p>
      <text:p text:style-name="Standard"><text:soft-page-break/>[smo]<text:tab/>Identificacion self del Modelo</text:p>
      <text:p text:style-name="Standard">[bmo]<text:tab/>Identificacion de borrado del Modelo</text:p>
      <text:p text:style-name="Standard">[amo]<text:tab/>Aplicacion del Modelo</text:p>
      <text:p text:style-name="Standard">[tom]<text:tab/>Texto para la opcion del menu</text:p>
      <text:p text:style-name="Standard">[ttm]<text:tab/>ToolTip de la opcion del menu</text:p>
      <text:p text:style-name="Standard">[tli]<text:tab/>Titulo de la lista del Modelo</text:p>
      <text:p text:style-name="Standard">[ftli]<text:tab/>Font del titulo de la lista del Modelo</text:p>
      <text:p text:style-name="Standard">[cftl]<text:tab/>Color de fondo del titulo de la lista</text:p>
      <text:p text:style-name="Standard">[ctli]<text:tab/>Color del titulo de la lista</text:p>
      <text:p text:style-name="Standard">[atli]<text:tab/>Altura del titulo de la lista</text:p>
      <text:p text:style-name="Standard">[mtli]<text:tab/>El titulo de la lista esta en mayusculas</text:p>
      <text:p text:style-name="Standard">[jvtl]<text:tab/>Justificacion vertical del titulo de la lista</text:p>
      <text:p text:style-name="Standard">[jhtl]<text:tab/>Justificacion horizontal del titulo de la lista</text:p>
      <text:p text:style-name="Standard">[fcli]<text:tab/>Font del comentario de la lista</text:p>
      <text:p text:style-name="Standard">[cmli]<text:tab/>Texto del comentario de la lista</text:p>
      <text:p text:style-name="Standard">[cfcml]<text:tab/>Color de fondo del comentario de la lista</text:p>
      <text:p text:style-name="Standard">[ccmli]<text:tab/>Color del texto del comentario de la lista</text:p>
      <text:p text:style-name="Standard">[mco]<text:tab/>Las columnas estan en mayusculas</text:p>
      <text:p text:style-name="Standard">[aco]<text:tab/>Altura de las columnas</text:p>
      <text:p text:style-name="Standard">[cfcl]<text:tab/>Color del fondo de las columnas de la lista</text:p>
      <text:p text:style-name="Standard">[ccli]<text:tab/>Color del texto de las columnas de la lista</text:p>
      <text:p text:style-name="Standard">[fcli]<text:tab/>Font del texto de las columnas de la lista</text:p>
      <text:p text:style-name="Standard">[clcb]<text:tab/>La columna de la lista tiene borde</text:p>
      <text:p text:style-name="Standard">[ftxl]<text:tab/>Font del texto de la lista</text:p>
      <text:p text:style-name="Standard">[cftxc]<text:tab/>Color de fondo del texto de la lista</text:p>
      <text:p text:style-name="Standard">[ctxl]<text:tab/>Color del texto de la lista</text:p>
      <text:p text:style-name="Standard">[feb]<text:tab/>Font texto editar borrar</text:p>
      <text:p text:style-name="Standard">[ceb]<text:tab/>Color del texto editar borrar</text:p>
      <text:p text:style-name="Standard">[teb]<text:tab/>Texto de Editar y Borrar</text:p>
      <text:p text:style-name="Standard">[flnm]<text:tab/>Font del link de nuevo modelo</text:p>
      <text:p text:style-name="Standard">[clnm]<text:tab/>Color del link de nuevo modelo</text:p>
      <text:p text:style-name="Standard">[tlnm]<text:tab/>Texto del link de nuevo modelo</text:p>
      <text:p text:style-name="Standard">[lnm]<text:tab/>La opcion de nuevo modelo es un link</text:p>
      <text:p text:style-name="Standard">[tin]<text:tab/>Titulo de formulario nuevo Modelo</text:p>
      <text:p text:style-name="Standard">[ftin]<text:tab/>Font del titulo del formulario nuevo Modelo</text:p>
      <text:p text:style-name="Standard">[ctin]<text:tab/>Color del titulo del formulario nuevo Modelo</text:p>
      <text:p text:style-name="Standard">[cfti]<text:tab/>Color de fondo del titulo del formulario nuevo Modelo</text:p>
      <text:p text:style-name="Standard">[cffti]<text:tab/>Color de fondo de la fila del titulo del formulario nuevo Modelo</text:p>
      <text:p text:style-name="Standard">[afti]<text:tab/>Altura de la fila del titulo del formulario nuevo Modelo</text:p>
      <text:p text:style-name="Standard">[jvti]<text:tab/>Justificacion vertical del titulo del formulario nuevo Modelo</text:p>
      <text:p text:style-name="Standard">[jhti]<text:tab/>Justificacion horizontal del titulo del formulario nuevo Modelo</text:p>
      <text:p text:style-name="Standard">[cfci]<text:tab/>Color de fondo del comentario del formulario nuevo Modelo</text:p>
      <text:p text:style-name="Standard">[ccin]<text:tab/>Color del comentario del formulario nuevo Modelo</text:p>
      <text:p text:style-name="Standard">[fcin]<text:tab/>Font del comentario del formulario nuevo Modelo</text:p>
      <text:p text:style-name="Standard">[cin]<text:tab/>Texto del comentario del formulario nuevo Modelo</text:p>
      <text:p text:style-name="Standard">[ncii]<text:tab/>Numero columnas del margen izquierdo formulario nuevo Modelo</text:p>
      <text:p text:style-name="Standard">[ncmi]<text:tab/>Numero de columnas para formulario nuevo Modelo</text:p>
      <text:p text:style-name="Standard">[ncdi]<text:tab/>Numero columnas del margen derecho formulario nuevo Modelo</text:p>
      <text:p text:style-name="Standard">[tup]<text:tab/>Titulo de formulario editar Modelo</text:p>
      <text:p text:style-name="Standard"><text:soft-page-break/>[ftup]<text:tab/>Font del titulo del formulario editar Modelo</text:p>
      <text:p text:style-name="Standard">[ctup]<text:tab/>Color del titulo del formulario editar Modelo</text:p>
      <text:p text:style-name="Standard">[cftu]<text:tab/>Color de fondo del titulo del formulario editar Modelo</text:p>
      <text:p text:style-name="Standard">[cfftu]<text:tab/>Color de fondo de la fila del titulo del formulario editar Modelo</text:p>
      <text:p text:style-name="Standard">[aftu]<text:tab/>Altura de la fila del titulo del formulario editar Modelo</text:p>
      <text:p text:style-name="Standard">[jvtu]<text:tab/>Justificacion vertical del titulo del formulario editar Modelo</text:p>
      <text:p text:style-name="Standard">[jhtu]<text:tab/>Justificacion horizontal del titulo del formulario editar Modelo</text:p>
      <text:p text:style-name="Standard">[cup]<text:tab/>Texto del comentario del formulario nuevo Modelo</text:p>
      <text:p text:style-name="Standard">[cfcu]<text:tab/>Color de fondo del comentario del formulario nuevo Modelo</text:p>
      <text:p text:style-name="Standard">[fcup]<text:tab/>Font del comentario del formulario editar Modelo</text:p>
      <text:p text:style-name="Standard">[ccup]<text:tab/>Color del comentario del formulario editar Modelo</text:p>
      <text:p text:style-name="Standard">[nciu]<text:tab/>Numero columnas del margen izquierdo formulario editar Modelo</text:p>
      <text:p text:style-name="Standard">[ncdu]<text:tab/>Numero columnas del margen derecho formulario editar Modelo</text:p>
      <text:p text:style-name="Standard">[ncmu]<text:tab/>Numero de columnas para formulario editar Modelo</text:p>
      <text:p text:style-name="Standard">[flm]<text:tab/>Font de las etiquetas</text:p>
      <text:p text:style-name="Standard">[clm]<text:tab/>Color de las etiquetas</text:p>
      <text:p text:style-name="Standard">[cau]<text:tab/>Lo constroles se crean de forma automatica</text:p>
      <text:p text:style-name="Standard">[tbo]<text:tab/>Titulo de formulario borrar Modelo</text:p>
      <text:p text:style-name="Standard">[ftbo]<text:tab/>Font del titulo del formulario borrar Modelo</text:p>
      <text:p text:style-name="Standard">[cftb]<text:tab/>Color de fondo del titulo del formulario borrar Modelo</text:p>
      <text:p text:style-name="Standard">[cfftb]<text:tab/>Color de fondo de la fila del titulo del formulario borrar Modelo</text:p>
      <text:p text:style-name="Standard">[aftb]<text:tab/>Altura de la fila del titulo del formulario borrar Modelo</text:p>
      <text:p text:style-name="Standard">[jvtb]<text:tab/>Justificacion vertical del titulo del formulario borrar Modelo</text:p>
      <text:p text:style-name="Standard">[jhtb]<text:tab/>Justificacion horizontal del titulo del formulario borrar Modelo</text:p>
      <text:p text:style-name="Standard">[cfcb]<text:tab/>Color de fondo del comentario del formulario borrar Modelo</text:p>
      <text:p text:style-name="Standard">[ccbo]<text:tab/>Color del comentario del formulario borrar Modelo</text:p>
      <text:p text:style-name="Standard">[fcbo]<text:tab/>Font del comentario del formulario borrar Modelo</text:p>
      <text:p text:style-name="Standard">[cbo]<text:tab/>Texto del comentario del formulario borrar Modelo</text:p>
      <text:p text:style-name="Standard">[cftxb]<text:tab/>Color del fondo del texto borrar del formulario borrar Modelo</text:p>
      <text:p text:style-name="Standard">[ctxb]<text:tab/>Color del texto borrar del formulario borrar Modelo</text:p>
      <text:p text:style-name="Standard">[ftxb]<text:tab/>Font del texto borrar del formulario borrar Modelo</text:p>
      <text:p text:style-name="Standard">[txbo]<text:tab/>Texto de borrar del formulario borrar Modelo</text:p>
      <text:p text:style-name="Standard">[txbb]<text:tab/>Texto del boton borrar del formulario borrar Modelo</text:p>
      <text:p text:style-name="Standard">[ncib]<text:tab/>Numero columnas del margen izquierdo formulario borrar Modelo</text:p>
      <text:p text:style-name="Standard">[ncdb]<text:tab/>Numero columnas del margen derecho formulario borrar Modelo</text:p>
      <text:p text:style-name="Standard">[ncmb]<text:tab/>Numero de columnas para formulario borrar Modelo</text:p>
      <text:p text:style-name="Standard">[hco]<text:tab/>Los hijos del Modelo son contiguos</text:p>
      <text:p text:style-name="Standard">[nchu]<text:tab/>Numero columnas del margen derecho editar Hijos</text:p>
      <text:p text:style-name="Standard">[ls]<text:tab/>Para la lista se debe pertenecer al staff</text:p>
      <text:p text:style-name="Standard">[ll]<text:tab/>Para la lista se debe estar autenticado</text:p>
      <text:p text:style-name="Standard">[cs]<text:tab/>Para un nuevo Modelo se debe pertenecer al staff</text:p>
      <text:p text:style-name="Standard">[cl]<text:tab/>Para un nuevo Modelo se debe estar autenticado</text:p>
      <text:p text:style-name="Standard">[es]<text:tab/>Para editar un Modelo debe pertenecer al staff</text:p>
      <text:p text:style-name="Standard">[el]<text:tab/>Para editar un modelo se debe estra autenticado</text:p>
      <text:p text:style-name="Standard">[bc]<text:tab/>Para borrar un Modelo de debe pertenecer al staff</text:p>
      <text:p text:style-name="Standard">[bl]<text:tab/>Para borrar un Modelo se debe estar autenticado</text:p>
      <text:p text:style-name="Standard">[nclb]<text:tab/>Numero de columnas para las etiquetas</text:p>
      <text:p text:style-name="Standard">[ncct]<text:tab/>Numero de columnas para los controles</text:p>
      <text:p text:style-name="Standard">[msb]<text:tab/>El Modelo no esta en la base de datos</text:p>
      <text:p text:style-name="Standard"><text:soft-page-break/></text:p>
      <text:p text:style-name="P23">[mem] <text:tab/><text:tab/>El modelo esta en el m<text:span text:style-name="T6">e</text:span>nu</text:p>
      <text:p text:style-name="P23">[bli]<text:tab/><text:tab/>El modelo tiene buscador en la lista</text:p>
      <text:p text:style-name="P23">[cbnm] <text:tab/>Color boton nuevo modelo</text:p>
      <text:p text:style-name="P23">[ctbo]<text:tab/><text:tab/>Color del titulo del formulario Borrar</text:p>
      <text:p text:style-name="P10"/>
      <text:p text:style-name="P23"><text:s text:c="24"/>if tag == 'ctbo':</text:p>
      <text:p text:style-name="P23"><text:s text:c="28"/>modelo.colortituloborra = ProcesaTags(elementos,modelo.colortituloborra)</text:p>
      <text:p text:style-name="P23"/>
      <text:p text:style-name="P10"/>
      <text:p text:style-name="Standard">PROPIEDADES</text:p>
      <text:p text:style-name="Standard">[npro]<text:tab/>Nombre de la Propiedad</text:p>
      <text:p text:style-name="Standard">[dpro]<text:tab/>Descripcion de la Propiedad</text:p>
      <text:p text:style-name="Standard">[tpro]<text:tab/>Tipo de la Propiedad</text:p>
      <text:p text:style-name="Standard">s - String</text:p>
      <text:p text:style-name="Standard">x - Text Field</text:p>
      <text:p text:style-name="Standard">h - RichText</text:p>
      <text:p text:style-name="Standard">m - Entero small</text:p>
      <text:p text:style-name="Standard">i - Entero</text:p>
      <text:p text:style-name="Standard">l - Entero long</text:p>
      <text:p text:style-name="Standard">d - Decimal</text:p>
      <text:p text:style-name="Standard">f - Foranea</text:p>
      <text:p text:style-name="Standard">n - Fecha</text:p>
      <text:p text:style-name="Standard">t - Hora y Fecha</text:p>
      <text:p text:style-name="Standard">e - Hora</text:p>
      <text:p text:style-name="Standard">b - Boolean</text:p>
      <text:p text:style-name="Standard">r - Radio Button</text:p>
      <text:p text:style-name="Standard">p - Imagen</text:p>
      <text:p text:style-name="Standard">u - Usuario</text:p>
      <text:p text:style-name="Standard">[prf]<text:tab/>Modelo para Propiedad foranea</text:p>
      <text:p text:style-name="Standard">[txb]<text:tab/>Texto de los Radio Buttons</text:p>
      <text:p text:style-name="Standard">[vdf]<text:tab/>Valor inicial por defecto</text:p>
      <text:p text:style-name="Standard">[lst]<text:tab/>Longitud de una Propiedad tipo string</text:p>
      <text:p text:style-name="Standard">[tph]<text:tab/>Texto del PlaceHolder</text:p>
      <text:p text:style-name="Standard">[epro]<text:tab/>Etiqueta de la Propiedad en el formulario</text:p>
      <text:p text:style-name="Standard">[enl]<text:tab/>La Propedad se despliega en la lista del Modelo</text:p>
      <text:p text:style-name="Standard">[emb]<text:tab/>La Propiedad puede ser vista en Mobile</text:p>
      <text:p text:style-name="Standard">[ncl]<text:tab/>Numero de columnas de la Propiedad en la lista del Modelo</text:p>
      <text:p text:style-name="Standard">[txc]<text:tab/>Texto de la columna en la lista del Modelo</text:p>
      <text:p text:style-name="Standard">[jtxc]<text:tab/>Justificacion horizontal del texto en la columna de la lista</text:p>
      <text:p text:style-name="Standard">[ffch]<text:tab/>Formato de la Propiedad tipo DateTime</text:p>
      <text:p text:style-name="Standard">[ear]<text:tab/>La etiqueta se coloca arriba del control en el formulario</text:p>
      <text:p text:style-name="Standard">[mdt]<text:tab/>La Propiedad es mandatoria</text:p>
      <text:p text:style-name="P26"><text:span text:style-name="T13">[nef]<text:tab/>No esta en el formulario</text:span></text:p>
      <text:p text:style-name="P26"><text:span text:style-name="T14">[pbl]<text:tab/>Participa en la busqueda de la lista</text:span></text:p>
      <text:p text:style-name="P26"><text:span text:style-name="T14">[tlz]<text:tab/>Totaliza</text:span></text:p>
      <text:p text:style-name="P26"><text:span text:style-name="T14">[enr]<text:tab/>Aparece en reporte</text:span></text:p>
      <text:p text:style-name="P25">[anre]<text:tab/>Ancho en el reporte</text:p>
      <text:p text:style-name="P20"/>
      <text:p text:style-name="Standard"><text:soft-page-break/>REGLAS<text:tab/></text:p>
      <text:p text:style-name="Standard">[msj]<text:tab/>Mensaje de error cuando se incumple la Regla</text:p>
      <text:p text:style-name="Standard">[crg]<text:tab/>Codigo de la Regla</text:p>
      <text:p text:style-name="Standard"/>
      <text:p text:style-name="P19"/>
      <text:p text:style-name="P11"/>
      <text:p text:style-name="P24"/>
      <text:p text:style-name="P9">Proyecto</text:p>
      <text:p text:style-name="P8"/>
      <text:p text:style-name="Standard"><text:s text:c="4"/>usuario = models.ForeignKey(User,on_delete=models.CASCADE)</text:p>
      <text:p text:style-name="Standard"><text:s text:c="4"/><text:span text:style-name="T1">nombre = models.CharField(max_length=30) [npr]</text:span></text:p>
      <text:p text:style-name="Standard"><text:s text:c="4"/>avatar = models.ImageField(upload_to='proyectos',blank=True,null=True)</text:p>
      <text:p text:style-name="Standard"><text:s text:c="4"/>imagenpaginaprincipal = models.ImageField(upload_to='proyectos',blank=True,null=True)</text:p>
      <text:p text:style-name="P1"><text:s text:c="4"/>colorpaginaprincipal = models.CharField(max_length=100,default='transparent')</text:p>
      <text:p text:style-name="Standard"><text:s text:c="4"/>imagentitulo = models.ImageField(upload_to='proyectos',blank=True,null=True)</text:p>
      <text:p text:style-name="Standard"><text:s text:c="4"/><text:span text:style-name="T1">titulo = models.CharField(max_length=30,default='',blank=True)</text:span></text:p>
      <text:p text:style-name="P1"><text:s text:c="4"/>descripcion = models.TextField() [dpr]</text:p>
      <text:p text:style-name="Standard"><text:s text:c="4"/><text:span text:style-name="T1">conseguridad = models.BooleanField(default=False)</text:span></text:p>
      <text:p text:style-name="P1"><text:s text:c="4"/>conetiquetaspersonalizacion = models.BooleanField(default=False)</text:p>
      <text:p text:style-name="Standard"><text:s text:c="4"/>estadogeneracion = models.SmallIntegerField(default=0)</text:p>
      <text:p text:style-name="Standard"><text:s text:c="3"/><text:span text:style-name="T8"><text:s/></text:span><text:span text:style-name="T2">menuscontiguos = models.BooleanField(default=False)</text:span></text:p>
      <text:p text:style-name="Standard"><text:s text:c="4"/><text:span text:style-name="T1">separacionsecciones = models.SmallIntegerField(default=2)</text:span></text:p>
      <text:p text:style-name="Standard"><text:s text:c="4"/></text:p>
      <text:p text:style-name="Standard"><text:s text:c="4"/># Busqueda</text:p>
      <text:p text:style-name="Standard"><text:s text:c="4"/><text:span text:style-name="T1">conbusqueda = models.BooleanField(default=False)</text:span></text:p>
      <text:p text:style-name="Standard"/>
      <text:p text:style-name="Standard"><text:s text:c="4"/># Tamanio del logo del proyecto</text:p>
      <text:p text:style-name="Standard"><text:s text:c="4"/><text:span text:style-name="T1">avatarwidth = models.IntegerField(default=30)</text:span></text:p>
      <text:p text:style-name="P1"><text:s text:c="4"/>avatarheight = models.IntegerField(default=30)</text:p>
      <text:p text:style-name="Standard"/>
      <text:p text:style-name="Standard"><text:s text:c="4"/># Tamanio de la imagen del titulo del proyecto</text:p>
      <text:p text:style-name="Standard"><text:s text:c="2"/><text:span text:style-name="T1"><text:s text:c="2"/>imagentitulowidth = models.IntegerField(default=70)</text:span></text:p>
      <text:p text:style-name="P1"><text:s text:c="4"/>imagentituloheight = models.IntegerField(default=30)</text:p>
      <text:p text:style-name="Standard"><text:s text:c="3"/><text:span text:style-name="T1"><text:s/>fonttitulo = models.CharField(max_length=100,default='Raleway,20,500')</text:span></text:p>
      <text:p text:style-name="Standard"><text:s text:c="4"/><text:span text:style-name="T1">colortitulo = models.CharField(max_length=100,default='white')</text:span></text:p>
      <text:p text:style-name="Standard"><text:s text:c="3"/><text:span text:style-name="T1"><text:s/>altocolumnatitulo = models.IntegerField(default=40)</text:span></text:p>
      <text:p text:style-name="Standard"><text:s text:c="4"/><text:span text:style-name="T1">numerocolumnatitulo = models.IntegerField(default=8)</text:span></text:p>
      <text:p text:style-name="Standard"><text:s text:c="4"/><text:span text:style-name="T1">colorcolumnatitulo = models.CharField(max_length=100,default='transparent')</text:span></text:p>
      <text:p text:style-name="P1"><text:s text:c="4"/>justificacionhorizontaltitulo = models.CharField(max_length=1, default='c')</text:p>
      <text:p text:style-name="P1"><text:s text:c="4"/>justificacionverticaltitulo = models.CharField(max_length=1, default='c')</text:p>
      <text:p text:style-name="Standard"/>
      <text:p text:style-name="Standard"><text:s text:c="4"/># altofilaencabezado = models.IntegerField(default=20)</text:p>
      <text:p text:style-name="Standard"><text:s text:c="4"/># altocolumnaencabezado = models.IntegerField(default=20)</text:p>
      <text:p text:style-name="Standard"><text:s text:c="4"/></text:p>
      <text:p text:style-name="Standard"><text:s text:c="4"/># COLUMNA SEPARACION IZQUIERDA PRIMERA FILA</text:p>
      <text:p text:style-name="Standard"/>
      <text:p text:style-name="Standard"><text:s text:c="4"/><text:span text:style-name="T1">altofilaenizcede = models.IntegerField(default=40)</text:span></text:p>
      <text:p text:style-name="Standard"><text:s text:c="4"/><text:span text:style-name="T1">colorfilaenizcede = models.CharField(max_length=100,default='#4e4c45')</text:span></text:p>
      <text:p text:style-name="Standard"><text:s text:c="4"/><text:span text:style-name="T1">numerocolumnaenizquierda = models.IntegerField(default=1)</text:span></text:p>
      <text:p text:style-name="Standard"><text:soft-page-break/><text:s text:c="3"/><text:span text:style-name="T1"><text:s/>altocolumnaenizquierda = models.IntegerField(default=40)</text:span></text:p>
      <text:p text:style-name="Standard"><text:s text:c="3"/><text:span text:style-name="T1"><text:s/>colorcolumnaenizquierda = models.CharField(max_length=100,default='transparent')</text:span></text:p>
      <text:p text:style-name="Standard"><text:s text:c="4"/># altocolumnaencentro = models.IntegerField(default=20)</text:p>
      <text:p text:style-name="Standard"/>
      <text:p text:style-name="Standard"><text:s text:c="4"/># COLUMNA SEPARACION DERECHA PRIMERA FILA</text:p>
      <text:p text:style-name="Standard"><text:s text:c="4"/># numerocolumnaencentro = models.IntegerField(default=4)</text:p>
      <text:p text:style-name="Standard"><text:s text:c="3"/><text:span text:style-name="T1"><text:s/>numerocolumnaenderecha = models.IntegerField(default=1)</text:span></text:p>
      <text:p text:style-name="Standard"><text:s text:c="4"/><text:span text:style-name="T1">altocolumnaenderecha = models.IntegerField(default=40)</text:span></text:p>
      <text:p text:style-name="Standard"><text:s text:c="3"/><text:span text:style-name="T1"><text:s/>colorcolumnaenderecha = models.CharField(max_length=100,default='transparent')</text:span></text:p>
      <text:p text:style-name="Standard"/>
      <text:p text:style-name="Standard"><text:s text:c="4"/><text:span text:style-name="T1">enanchoborde = models.SmallIntegerField(default=1)</text:span></text:p>
      <text:p text:style-name="Standard"><text:s text:c="4"/><text:span text:style-name="T1">enborde = models.BooleanField(default=False)</text:span></text:p>
      <text:p text:style-name="Standard"><text:s text:c="4"/><text:span text:style-name="T1">encolorborde = models.CharField(max_length=100,default='black')</text:span></text:p>
      <text:p text:style-name="Standard"/>
      <text:p text:style-name="Standard"><text:s text:c="4"/># altofilalotilo = models.IntegerField(default=20)</text:p>
      <text:p text:style-name="Standard"/>
      <text:p text:style-name="Standard"><text:s text:c="4"/># LOGO</text:p>
      <text:p text:style-name="Standard"><text:s text:c="3"/><text:span text:style-name="T1"><text:s/>altocolumnalogo = models.IntegerField(default=40)</text:span></text:p>
      <text:p text:style-name="Standard"><text:s text:c="4"/><text:span text:style-name="T1">colorcolumnalogo = models.CharField(max_length=100,default='transparent')</text:span></text:p>
      <text:p text:style-name="Standard"><text:s text:c="4"/><text:span text:style-name="T1">numerocolumnalogo = models.IntegerField(default=1)</text:span></text:p>
      <text:p text:style-name="Standard"><text:s text:c="2"/><text:span text:style-name="T1"><text:s text:c="2"/>justificacionhorizontallogo = models.CharField(max_length=1, default='c')</text:span></text:p>
      <text:p text:style-name="P1"><text:s text:c="4"/>justificacionverticallogo = models.CharField(max_length=1, default='c')</text:p>
      <text:p text:style-name="P1"/>
      <text:p text:style-name="Standard"><text:s text:c="4"/># COLUMNA LOGIN PRIMERA FILA</text:p>
      <text:p text:style-name="Standard"><text:s text:c="4"/><text:span text:style-name="T1">altocolumnalogin = models.IntegerField(default=20)</text:span></text:p>
      <text:p text:style-name="Standard"><text:s text:c="3"/><text:span text:style-name="T1"><text:s/>numerocolumnalogin = models.IntegerField(default=1)</text:span></text:p>
      <text:p text:style-name="Standard"><text:s text:c="4"/><text:span text:style-name="T1">colorcolumnalogin = models.CharField(max_length=100,default='transparent')</text:span></text:p>
      <text:p text:style-name="Standard"/>
      <text:p text:style-name="Standard"><text:s text:c="4"/><text:span text:style-name="T1">altofilabume = models.IntegerField(default=30)</text:span></text:p>
      <text:p text:style-name="Standard"><text:s text:c="3"/><text:span text:style-name="T1"><text:s/>colorfilabume = models.CharField(max_length=100,default='#f1f3f4')</text:span></text:p>
      <text:p text:style-name="P1"><text:s text:c="4"/></text:p>
      <text:p text:style-name="Standard"><text:s text:c="4"/># COLUMAN SEPARACION IZQUIERDA SEGUNDA FILA</text:p>
      <text:p text:style-name="Standard"><text:s text:c="3"/><text:span text:style-name="T1"><text:s/>numerocolumnabumeizquierda = models.IntegerField(default=1)</text:span></text:p>
      <text:p text:style-name="Standard"><text:s text:c="3"/><text:span text:style-name="T1"><text:s/>altocolumnabumeizquierda = models.IntegerField(default=30)</text:span></text:p>
      <text:p text:style-name="Standard"><text:s text:c="4"/><text:span text:style-name="T1">colorcolumnabumeizquierda = models.CharField(max_length=100,default='transparent')</text:span></text:p>
      <text:p text:style-name="Standard"><text:s text:c="4"/># altocolumnaencentro = models.IntegerField(default=20)</text:p>
      <text:p text:style-name="Standard"/>
      <text:p text:style-name="Standard"><text:s text:c="4"/># COLUMNA SEPARACION DERECHA SEGUNA FILA</text:p>
      <text:p text:style-name="Standard"><text:s text:c="4"/># numerocolumnaencentro = models.IntegerField(default=4)</text:p>
      <text:p text:style-name="Standard"><text:s text:c="4"/><text:span text:style-name="T1">numerocolumnabumederecha = models.IntegerField(default=1)</text:span></text:p>
      <text:p text:style-name="Standard"><text:s text:c="3"/><text:span text:style-name="T1"><text:s/>altocolumnabumederecha = models.IntegerField(default=30)</text:span></text:p>
      <text:p text:style-name="Standard"><text:s/><text:span text:style-name="T1"><text:s text:c="3"/>colorcolumnabumederecha = models.CharField(max_length=100,default='transparent')</text:span></text:p>
      <text:p text:style-name="Standard"/>
      <text:p text:style-name="Standard"/>
      <text:p text:style-name="Standard"><text:s text:c="4"/><text:span text:style-name="T1">bumeanchoborde = models.SmallIntegerField(default=1)</text:span></text:p>
      <text:p text:style-name="Standard"><text:s text:c="4"/><text:span text:style-name="T1">bumeborde = models.BooleanField(default=False)</text:span></text:p>
      <text:p text:style-name="Standard"><text:s/><text:span text:style-name="T1"><text:s text:c="3"/>bumecolorborde = models.CharField(max_length=100,default='black')</text:span></text:p>
      <text:p text:style-name="Standard"/>
      <text:p text:style-name="Standard"><text:s text:c="4"/># COLUMNA BUSQUEDA</text:p>
      <text:p text:style-name="Standard"><text:soft-page-break/><text:s text:c="4"/><text:span text:style-name="T1">altocolumnabusqueda = models.IntegerField(default=30)</text:span></text:p>
      <text:p text:style-name="Standard"><text:s text:c="4"/><text:span text:style-name="T1">numerocolumnabusqueda = models.IntegerField(default=3)</text:span></text:p>
      <text:p text:style-name="Standard"><text:s text:c="4"/><text:span text:style-name="T1">colorcolumnabusqueda = models.CharField(max_length=100,default='transparent')</text:span></text:p>
      <text:p text:style-name="Standard"/>
      <text:p text:style-name="Standard"><text:s text:c="4"/># COLUMNA MENU</text:p>
      <text:p text:style-name="Standard"><text:s text:c="3"/><text:span text:style-name="T1"><text:s/>altocolumnamenu = models.IntegerField(default=30)</text:span></text:p>
      <text:p text:style-name="Standard"><text:s text:c="4"/><text:span text:style-name="T1">numerocolumnamenu = models.IntegerField(default=7)</text:span></text:p>
      <text:p text:style-name="Standard"><text:s text:c="2"/><text:span text:style-name="T1"><text:s text:c="2"/>colorcolumnamenu = models.CharField(max_length=100,default='transparent')</text:span></text:p>
      <text:p text:style-name="Standard"><text:s text:c="3"/><text:span text:style-name="T1"><text:s/>colormenu = models.CharField(max_length=100,default='#6d6d6d')</text:span></text:p>
      <text:p text:style-name="Standard"><text:s text:c="4"/><text:span text:style-name="T1">fontmenu = models.CharField(max_length=100,default='Open+Sans,10,400')</text:span></text:p>
      <text:p text:style-name="Standard"><text:s text:c="3"/><text:span text:style-name="T1"><text:s/>justificacionmenu = models.CharField(max_length=1, default='c')</text:span></text:p>
      <text:p text:style-name="Standard"/>
      <text:p text:style-name="Standard"><text:s text:c="4"/># COLMNAS TERCERA FILA</text:p>
      <text:p text:style-name="Standard"><text:s text:c="3"/><text:span text:style-name="T1"><text:s/>altofilamedio = models.IntegerField(default=-100)</text:span></text:p>
      <text:p text:style-name="Standard"><text:s text:c="4"/><text:span text:style-name="T1">colorfilamedio = models.CharField(max_length=100,default='transparent')</text:span></text:p>
      <text:p text:style-name="Standard"><text:s text:c="4"/><text:span text:style-name="T1">altocolumnamedioizquierda = models.IntegerField(default=-100)</text:span></text:p>
      <text:p text:style-name="Standard"><text:s text:c="3"/><text:span text:style-name="T1"><text:s/>numerocolumnamedioizquierda = models.IntegerField(default=1)</text:span></text:p>
      <text:p text:style-name="Standard"><text:s text:c="4"/><text:span text:style-name="T1">colorcolumnamedioizquierda = models.CharField(max_length=100,default='transparent')</text:span></text:p>
      <text:p text:style-name="Standard"><text:s text:c="3"/><text:span text:style-name="T1"><text:s/>altocolumnamediocentro = models.IntegerField(default=-100)</text:span></text:p>
      <text:p text:style-name="Standard"><text:s text:c="4"/><text:span text:style-name="T1">numerocolumnamediocentro = models.IntegerField(default=10)</text:span></text:p>
      <text:p text:style-name="Standard"><text:s text:c="4"/><text:span text:style-name="T1">colorcolumnamediocentro = models.CharField(max_length=100,default='transparent')</text:span></text:p>
      <text:p text:style-name="Standard"><text:s text:c="4"/><text:span text:style-name="T1">altocolumnamedioderecha = models.IntegerField(default=-100)</text:span></text:p>
      <text:p text:style-name="Standard"><text:s/><text:span text:style-name="T1"><text:s text:c="3"/>numerocolumnamedioderecha = models.IntegerField(default=1)</text:span></text:p>
      <text:p text:style-name="Standard"><text:s text:c="4"/><text:span text:style-name="T1">colorcolumnamedioderecha = models.CharField(max_length=100,default='transparent')</text:span></text:p>
      <text:p text:style-name="Standard"><text:s text:c="4"/></text:p>
      <text:p text:style-name="Standard"><text:s/><text:span text:style-name="T3"><text:s/></text:span><text:span text:style-name="T8"><text:s text:c="2"/></text:span><text:span text:style-name="T2">cenanchoborde = models.SmallIntegerField(default=1)</text:span></text:p>
      <text:p text:style-name="P14"><text:s text:c="4"/>cenborde = models.BooleanField(default=False)</text:p>
      <text:p text:style-name="P14"><text:s text:c="4"/>cencolorborde = models.CharField(max_length=100,default='black')</text:p>
      <text:p text:style-name="Standard"/>
      <text:p text:style-name="Standard"><text:s text:c="4"/>imagenmedio = models.ImageField(upload_to='proyectos',blank=True,null=True)</text:p>
      <text:p text:style-name="Standard"><text:s text:c="2"/><text:span text:style-name="T1"><text:s text:c="2"/>textomedio = models.TextField(blank=True,default='')</text:span></text:p>
      <text:p text:style-name="Standard"><text:s text:c="2"/><text:span text:style-name="T1"><text:s text:c="2"/>colortextomedio = models.CharField(max_length=100,default='black')</text:span></text:p>
      <text:p text:style-name="Standard"><text:s/><text:span text:style-name="T1"><text:s text:c="3"/>fonttextomedio = models.CharField(max_length=100,default='Raleway,12,500')</text:span></text:p>
      <text:p text:style-name="P1"/>
      <text:p text:style-name="Standard"><text:s text:c="4"/><text:span text:style-name="T1">altofilapie = models.IntegerField(default=70)</text:span></text:p>
      <text:p text:style-name="Standard"><text:s text:c="3"/><text:span text:style-name="T1"><text:s/>colorfilapie = models.CharField(max_length=100,default='transparent')</text:span></text:p>
      <text:p text:style-name="Standard"><text:s text:c="4"/><text:span text:style-name="T1">altocolumnapie = models.IntegerField(default=70)</text:span></text:p>
      <text:p text:style-name="Standard"><text:s text:c="2"/><text:span text:style-name="T1"><text:s text:c="2"/>colorcolumnapie = models.CharField(max_length=100,default='#fdfdfd')</text:span></text:p>
      <text:p text:style-name="P1"/>
      <text:p text:style-name="Standard"><text:s text:c="4"/># Imagen de volver</text:p>
      <text:p text:style-name="Standard"><text:s text:c="4"/>imagenvolver = models.ImageField(upload_to='proyectos',blank=True,null=True)</text:p>
      <text:p text:style-name="Standard"><text:s/><text:span text:style-name="T1"><text:s text:c="3"/>textovolver = models.CharField(max_length=30,blank=True,default='Volver')</text:span></text:p>
      <text:p text:style-name="Standard"><text:s text:c="4"/><text:span text:style-name="T1">fonttextovolver = models.CharField(max_length=100,default='Arial,10,normal')</text:span></text:p>
      <text:p text:style-name="Standard"><text:s text:c="4"/><text:span text:style-name="T1">colortextovolver = models.CharField(max_length=20,default='green')</text:span></text:p>
      <text:p text:style-name="Standard"/>
      <text:p text:style-name="Standard"/>
      <text:p text:style-name="Standard"/>
      <text:p text:style-name="Standard"/>
      <text:p text:style-name="P4">Aplicaciones</text:p>
      <text:p text:style-name="P4"><text:soft-page-break/></text:p>
      <text:p text:style-name="Standard"><text:s text:c="4"/><text:span text:style-name="T1">nombre = models.CharField(max_length=30)</text:span></text:p>
      <text:p text:style-name="Standard"><text:s text:c="3"/><text:span text:style-name="T1"><text:s/>descripcion = models.TextField()</text:span></text:p>
      <text:p text:style-name="Standard"><text:s text:c="4"/>proyecto = models.ForeignKey(Proyecto, on_delete=models.CASCADE)</text:p>
      <text:p text:style-name="Standard"><text:s text:c="3"/><text:span text:style-name="T1"><text:s/>textoenmenu = models.CharField(max_length=30,blank=True,default='')</text:span></text:p>
      <text:p text:style-name="Standard"><text:s text:c="4"/>imagenmenu = models.ImageField(upload_to='proyectos',blank=True,null=True)</text:p>
      <text:p text:style-name="Standard"><text:s text:c="4"/><text:span text:style-name="T1">tooltip = models.CharField(max_length=30,blank=True,default='')</text:span></text:p>
      <text:p text:style-name="Standard"><text:s text:c="4"/><text:span text:style-name="T1">ordengeneracion = models.SmallIntegerField(default=1) </text:span></text:p>
      <text:p text:style-name="P1"/>
      <text:p text:style-name="Standard"><text:s text:c="4"/>#seguridad</text:p>
      <text:p text:style-name="Standard"><text:s text:c="3"/><text:span text:style-name="T1"><text:s/>homelogin = models.BooleanField(default=False)</text:span></text:p>
      <text:p text:style-name="Standard"><text:s text:c="3"/><text:span text:style-name="T1"><text:s/>homestaff = models.BooleanField(default=False)</text:span></text:p>
      <text:p text:style-name="Standard"/>
      <text:p text:style-name="Standard"/>
      <text:p text:style-name="P4">Modelos</text:p>
      <text:p text:style-name="Standard"/>
      <text:p text:style-name="Standard"><text:s text:c="4"/><text:span text:style-name="T1">nombre = models.CharField(max_length=30)</text:span></text:p>
      <text:p text:style-name="P1"><text:s text:c="4"/>descripcion = models.TextField(default='')</text:p>
      <text:p text:style-name="Standard"><text:s text:c="4"/>padre = models.CharField(max_length=30,default='nada')</text:p>
      <text:p text:style-name="P1"><text:s text:c="4"/>nombreself = models.CharField(max_length=100, default='')</text:p>
      <text:p text:style-name="P1"><text:s text:c="4"/>nombreborrar = models.CharField(max_length=100,default='')</text:p>
      <text:p text:style-name="Standard"><text:s text:c="4"/><text:span text:style-name="T1">aplicacion = models.ForeignKey(Aplicacion, on_delete=models.CASCADE)</text:span></text:p>
      <text:p text:style-name="Standard"><text:s text:c="4"/>proyecto = models.ForeignKey(Proyecto, on_delete=models.CASCADE)</text:p>
      <text:p text:style-name="Standard"><text:s text:c="3"/><text:span text:style-name="T1"><text:s/>textoopcionmenu = models.CharField(max_length=30, blank=True,default='')</text:span></text:p>
      <text:p text:style-name="Standard"><text:s text:c="3"/><text:span text:style-name="T2"><text:s/>modeloenmenu = models.BooleanField(default=True)</text:span><text:span text:style-name="T3"> <text:s text:c="3"/></text:span></text:p>
      <text:p text:style-name="Standard"><text:s text:c="4"/><text:span text:style-name="T1">sinbasedatos = models.BooleanField(default=False) <text:s text:c="2"/></text:span></text:p>
      <text:p text:style-name="Standard"><text:s text:c="4"/>imagenmenu = models.ImageField(upload_to='proyectos',blank=True,null=True)</text:p>
      <text:p text:style-name="Standard"><text:s text:c="4"/><text:span text:style-name="T1">tooltip = models.CharField(max_length=30,blank=True,default='')</text:span></text:p>
      <text:p text:style-name="Standard"><text:s text:c="4"/>ordengeneracion = models.SmallIntegerField(default=1) </text:p>
      <text:p text:style-name="Standard"><text:s text:c="4"/>ultimoregistro = models.CharField(max_length=1,blank=True,default='p')</text:p>
      <text:p text:style-name="Standard"/>
      <text:p text:style-name="Standard"><text:s text:c="4"/># LISTA</text:p>
      <text:p text:style-name="Standard"><text:s text:c="4"/># Titulo</text:p>
      <text:p text:style-name="Standard"><text:s text:c="4"/><text:span text:style-name="T1">titulolista = models.CharField(max_length=30,blank=True,default='Lista de registros')</text:span></text:p>
      <text:p text:style-name="Standard"><text:s text:c="4"/><text:span text:style-name="T1">fonttitulolista = models.CharField(max_length=100,default='Roboto,18,700')</text:span></text:p>
      <text:p text:style-name="Standard"><text:s text:c="3"/><text:span text:style-name="T1"><text:s/>colorfondotitulolista = models.CharField(max_length=20,default='transparent')</text:span></text:p>
      <text:p text:style-name="Standard"><text:s text:c="3"/><text:span text:style-name="T1"><text:s/>colortitulolista = models.CharField(max_length=20,default='#1a1a1a')</text:span></text:p>
      <text:p text:style-name="Standard"><text:s text:c="4"/><text:span text:style-name="T1">altotitulolista = models.SmallIntegerField(default=40) <text:s/></text:span></text:p>
      <text:p text:style-name="Standard"><text:s text:c="2"/><text:span text:style-name="T1"><text:s text:c="2"/>mayusculastitulolista = models.BooleanField(default=False) <text:s/></text:span></text:p>
      <text:p text:style-name="Standard"><text:s text:c="3"/><text:span text:style-name="T1"><text:s/>justificacionverticaltitulolista = models.CharField(max_length=1,default='c')</text:span></text:p>
      <text:p text:style-name="P1"><text:s text:c="4"/>justificacionhorizontaltitulolista = models.CharField(max_length=1,default='i')</text:p>
      <text:p text:style-name="P1"/>
      <text:p text:style-name="Standard"><text:s text:c="4"/># Comentario</text:p>
      <text:p text:style-name="Standard"><text:s/><text:span text:style-name="T1"><text:s text:c="3"/>fontcomentariolista = models.CharField(max_length=100,default='Open+Sans,10,normal')</text:span></text:p>
      <text:p text:style-name="Standard"><text:s text:c="3"/><text:span text:style-name="T1"><text:s/>comentariolista = models.CharField(max_length=200,default='',blank=True)</text:span></text:p>
      <text:p text:style-name="Standard"><text:s text:c="3"/><text:span text:style-name="T1"><text:s/>colorfondocomentariolista = models.CharField(max_length=20,default='transparent')</text:span></text:p>
      <text:p text:style-name="Standard"><text:s text:c="4"/><text:span text:style-name="T1">colorcomentariolista = models.CharField(max_length=20,default='#3a3a3a')</text:span></text:p>
      <text:p text:style-name="Standard"/>
      <text:p text:style-name="Standard"><text:s text:c="4"/># Columnas</text:p>
      <text:p text:style-name="Standard"><text:soft-page-break/><text:s text:c="4"/><text:span text:style-name="T1">mayusculascolumnas = models.BooleanField(default=False) </text:span></text:p>
      <text:p text:style-name="Standard"><text:s text:c="3"/><text:span text:style-name="T1"><text:s/>altocolumnas = models.SmallIntegerField(default=30) </text:span></text:p>
      <text:p text:style-name="Standard"><text:s text:c="4"/><text:span text:style-name="T1">colorfondocolumnaslista = models.CharField(max_length=20,default='#eeeeee')</text:span></text:p>
      <text:p text:style-name="Standard"><text:s text:c="4"/><text:span text:style-name="T1">colorcolumnaslista = models.CharField(max_length=20,default='#2a2a2a')</text:span></text:p>
      <text:p text:style-name="Standard"><text:s text:c="2"/><text:span text:style-name="T1"><text:s text:c="2"/>fontcolumnaslista = models.CharField(max_length=100,default='Roboto,10,700')</text:span></text:p>
      <text:p text:style-name="Standard"><text:s text:c="3"/><text:span text:style-name="T1"><text:s/>columnaslistaconborde = models.BooleanField(default=False) </text:span><text:s/></text:p>
      <text:p text:style-name="Standard"/>
      <text:p text:style-name="Standard"><text:s text:c="4"/># Datos</text:p>
      <text:p text:style-name="Standard"><text:s text:c="3"/><text:span text:style-name="T1"><text:s/>fonttextolista = models.CharField(max_length=100,default='Arial,10,normal')</text:span></text:p>
      <text:p text:style-name="Standard"><text:s text:c="2"/><text:span text:style-name="T1"><text:s text:c="2"/>colorfondotextolista = models.CharField(max_length=20,default='transparent')</text:span></text:p>
      <text:p text:style-name="Standard"><text:s text:c="3"/><text:span text:style-name="T1"><text:s/>colortextolista = models.CharField(max_length=20,default='#2a2a2a')</text:span></text:p>
      <text:p text:style-name="Standard"><text:s text:c="4"/><text:span text:style-name="T11">buscadorlista = models.BooleanField(default=False) <text:s/></text:span></text:p>
      <text:p text:style-name="Standard"/>
      <text:p text:style-name="Standard"><text:s text:c="4"/># Editar Borrar</text:p>
      <text:p text:style-name="Standard"><text:s text:c="3"/><text:span text:style-name="T1"><text:s/>fonteditarborrar = models.CharField(max_length=100,default='Arial,10,normal')</text:span></text:p>
      <text:p text:style-name="Standard"><text:s text:c="3"/><text:span text:style-name="T1"><text:s/>coloreditarborrar = models.CharField(max_length=20,default='blue')</text:span></text:p>
      <text:p text:style-name="Standard"><text:s text:c="4"/><text:span text:style-name="T1">textoeditarborrar = models.CharField(max_length=30,default='Editar,Borrar')</text:span></text:p>
      <text:p text:style-name="Standard"/>
      <text:p text:style-name="Standard"><text:s text:c="4"/># Nuevo modelo</text:p>
      <text:p text:style-name="Standard"><text:s text:c="2"/><text:span text:style-name="T1"><text:s text:c="2"/>fontlinknuevomodelo = models.CharField(max_length=100,default='Arial,12,700')</text:span></text:p>
      <text:p text:style-name="Standard"><text:s text:c="4"/><text:span text:style-name="T1">colorlinknuevomodelo = models.CharField(max_length=20,default='#ffeeaa')</text:span></text:p>
      <text:p text:style-name="Standard"><text:s text:c="2"/><text:span text:style-name="T11"><text:s text:c="2"/>colorbotonlinknuevomodelo = models.CharField(max_length=20,default='primary')</text:span></text:p>
      <text:p text:style-name="Standard"><text:s text:c="4"/><text:span text:style-name="T1">textolinknuevomodelo = models.CharField(max_length=30,default='Nuevo registro')</text:span></text:p>
      <text:p text:style-name="Standard"><text:s text:c="3"/><text:span text:style-name="T1"><text:s/>linknuevomodelo = models.BooleanField(default=True) </text:span></text:p>
      <text:p text:style-name="P1"/>
      <text:p text:style-name="Standard"><text:s text:c="4"/># reporte</text:p>
      <text:p text:style-name="Standard"><text:s text:c="4"/>reportsize = models.CharField(max_length=20,default='L')</text:p>
      <text:p text:style-name="Standard"><text:s text:c="4"/>reportorientation = models.CharField(max_length=20,default='P')</text:p>
      <text:p text:style-name="Standard"><text:s text:c="4"/>titulox = models.DecimalField(decimal_places=2, default=10.5, max_digits=5) <text:s text:c="3"/></text:p>
      <text:p text:style-name="Standard"><text:s text:c="4"/>fechax = models.DecimalField(decimal_places=2, default=10.5, max_digits=5) <text:s text:c="3"/></text:p>
      <text:p text:style-name="Standard"><text:s text:c="4"/>lineaix = models.DecimalField(decimal_places=2, default=1, max_digits=5) <text:s text:c="3"/></text:p>
      <text:p text:style-name="Standard"><text:s text:c="4"/>lineafx = models.DecimalField(decimal_places=2, default=20.50, max_digits=5) <text:s text:c="3"/></text:p>
      <text:p text:style-name="Standard"><text:s text:c="4"/>grosorlinea = models.DecimalField(decimal_places=2, default=0.3, max_digits=5) <text:s text:c="3"/></text:p>
      <text:p text:style-name="Standard"><text:s text:c="4"/>datoinicialx = models.DecimalField(decimal_places=2, default=1.5, max_digits=5) <text:s text:c="3"/></text:p>
      <text:p text:style-name="Standard"><text:s text:c="4"/>identacionautomatica = models.BooleanField(default=True) </text:p>
      <text:p text:style-name="Standard"/>
      <text:p text:style-name="Standard"><text:s text:c="4"/># Reporte platypus</text:p>
      <text:p text:style-name="Standard"><text:s text:c="4"/>margenes = models.CharField(max_length=20,default='20,20,20,20')</text:p>
      <text:p text:style-name="Standard"><text:s text:c="4"/>font_titulo = models.CharField(max_length=100,default='Helvetica')</text:p>
      <text:p text:style-name="Standard"><text:s text:c="4"/>font_titulo_size = models.SmallIntegerField(default=10)</text:p>
      <text:p text:style-name="Standard"><text:s text:c="4"/>font_columnas = models.CharField(max_length=100,default='Helvetica')</text:p>
      <text:p text:style-name="Standard"><text:s text:c="4"/>font_columnas_size = models.SmallIntegerField(default=10)</text:p>
      <text:p text:style-name="Standard"><text:s text:c="4"/>font = models.CharField(max_length=100,default='Helvetica')</text:p>
      <text:p text:style-name="Standard"><text:s text:c="4"/>font_size = models.SmallIntegerField(default=10)</text:p>
      <text:p text:style-name="Standard"><text:s text:c="4"/>font_encabezado = models.CharField(max_length=100,default='Helvetica')</text:p>
      <text:p text:style-name="Standard"><text:s text:c="4"/>font_encabezado_size = models.SmallIntegerField(default=16)</text:p>
      <text:p text:style-name="Standard"/>
      <text:p text:style-name="Standard"><text:s text:c="4"/># INSERTA</text:p>
      <text:p text:style-name="Standard"><text:s text:c="4"/># titulo</text:p>
      <text:p text:style-name="Standard"><text:soft-page-break/><text:s text:c="3"/><text:span text:style-name="T1"><text:s/>tituloinserta = models.CharField(max_length=30,default='Nuevo Modelo')</text:span></text:p>
      <text:p text:style-name="Standard"><text:s/><text:span text:style-name="T1"><text:s text:c="3"/>fonttituloinserta = models.CharField(max_length=100,default='Roboto,18,700')</text:span></text:p>
      <text:p text:style-name="Standard"><text:s text:c="3"/><text:span text:style-name="T1"><text:s/>colortituloinserta = models.CharField(max_length=20,default='#1a1a1a')</text:span></text:p>
      <text:p text:style-name="Standard"><text:s text:c="3"/><text:span text:style-name="T1"><text:s/>colorfondotituloinserta = models.CharField(max_length=20,default='transparent')</text:span></text:p>
      <text:p text:style-name="Standard"><text:s text:c="4"/><text:span text:style-name="T1">colorfondofilatituloinserta = models.CharField(max_length=20,default='transparent')</text:span></text:p>
      <text:p text:style-name="P1"><text:s text:c="4"/>altofilatituloinserta = models.SmallIntegerField(default=40) <text:s text:c="3"/></text:p>
      <text:p text:style-name="Standard"><text:s text:c="2"/><text:span text:style-name="T1"><text:s text:c="2"/>justificacionverticaltituloinserta = models.CharField(max_length=1,default='c')</text:span></text:p>
      <text:p text:style-name="P1"><text:s text:c="4"/>justificacionhorizontaltituloinserta = models.CharField(max_length=1,default='i')</text:p>
      <text:p text:style-name="Standard"/>
      <text:p text:style-name="Standard"><text:s text:c="4"/># Comentario inserta</text:p>
      <text:p text:style-name="Standard"><text:s text:c="4"/><text:span text:style-name="T1">colorfondocomentarioinserta = models.CharField(max_length=20,default='transparent')</text:span></text:p>
      <text:p text:style-name="Standard"><text:s text:c="4"/><text:span text:style-name="T1">colorcomentarioinserta = models.CharField(max_length=20,default='#3a3a3a')</text:span></text:p>
      <text:p text:style-name="Standard"><text:s text:c="2"/><text:span text:style-name="T1"><text:s text:c="2"/>fontcomentarioinserta = models.CharField(max_length=100,default='Open+Sans,10,normal')</text:span></text:p>
      <text:p text:style-name="Standard"><text:s text:c="4"/><text:span text:style-name="T1">comentarioinserta = models.CharField(max_length=200,default='',blank=True)</text:span></text:p>
      <text:p text:style-name="P1"/>
      <text:p text:style-name="Standard"><text:s text:c="4"/># Diagrama</text:p>
      <text:p text:style-name="Standard"><text:s text:c="3"/><text:span text:style-name="T1"><text:s/>numerocolumnasizquierdainserta = models.SmallIntegerField(default=1) <text:s text:c="3"/></text:span></text:p>
      <text:p text:style-name="Standard"><text:s text:c="2"/><text:span text:style-name="T1"><text:s text:c="2"/>numerocolumnasmodeloinserta = models.SmallIntegerField(default=10) <text:s/></text:span></text:p>
      <text:p text:style-name="Standard"><text:s text:c="4"/><text:span text:style-name="T1">numerocolumnasderechainserta = models.SmallIntegerField(default=1) <text:s/></text:span></text:p>
      <text:p text:style-name="Standard"/>
      <text:p text:style-name="Standard"><text:s text:c="4"/># UPDATE</text:p>
      <text:p text:style-name="Standard"><text:s text:c="4"/># titulo</text:p>
      <text:p text:style-name="Standard"><text:s text:c="4"/><text:span text:style-name="T1">tituloupdate = models.CharField(max_length=30,default='Modelo a editar: ')</text:span></text:p>
      <text:p text:style-name="Standard"><text:s text:c="3"/><text:span text:style-name="T1"><text:s/>fonttituloupdate = models.CharField(max_length=100,default='Roboto,18,700')</text:span></text:p>
      <text:p text:style-name="Standard"><text:s text:c="2"/><text:span text:style-name="T1"><text:s text:c="2"/>colortituloupdate = models.CharField(max_length=20,default='#1a1a1a')</text:span></text:p>
      <text:p text:style-name="Standard"><text:s text:c="3"/><text:span text:style-name="T1"><text:s/>colorfondotituloupdate = models.CharField(max_length=20,default='transparent')</text:span></text:p>
      <text:p text:style-name="Standard"><text:s text:c="3"/><text:span text:style-name="T1"><text:s/>colorfondofilatituloupdate = models.CharField(max_length=20,default='transparent')</text:span></text:p>
      <text:p text:style-name="Standard"><text:s text:c="3"/><text:span text:style-name="T1"><text:s/>altofilatituloupdate = models.SmallIntegerField(default=40) </text:span></text:p>
      <text:p text:style-name="Standard"><text:s/><text:span text:style-name="T1"><text:s text:c="3"/>justificacionverticaltituloupdate = models.CharField(max_length=1,default='c')</text:span></text:p>
      <text:p text:style-name="P1"><text:s text:c="4"/>justificacionhorizontaltituloupdate = models.CharField(max_length=1,default='i')</text:p>
      <text:p text:style-name="Standard"><text:s text:c="4"/></text:p>
      <text:p text:style-name="Standard"><text:s text:c="4"/># Comentario update</text:p>
      <text:p text:style-name="Standard"><text:s text:c="4"/><text:span text:style-name="T1">comentarioupdate = models.CharField(max_length=200,default='',blank=True)</text:span></text:p>
      <text:p text:style-name="Standard"><text:s text:c="4"/><text:span text:style-name="T1">colorfondocomentarioupdate = models.CharField(max_length=20,default='transparent')</text:span></text:p>
      <text:p text:style-name="Standard"><text:s/><text:span text:style-name="T1"><text:s text:c="3"/>fontcomentarioupdate = models.CharField(max_length=100,default='Open+Sans,10,normal')</text:span></text:p>
      <text:p text:style-name="Standard"><text:s text:c="4"/><text:span text:style-name="T1">colorcomentarioupdate = models.CharField(max_length=20,default='#3a3a3a')</text:span></text:p>
      <text:p text:style-name="Standard"/>
      <text:p text:style-name="Standard"><text:s text:c="4"/># Diagrama</text:p>
      <text:p text:style-name="Standard"><text:s text:c="3"/><text:span text:style-name="T1"><text:s/>numerocolumnasizquierdaupdate = models.SmallIntegerField(default=1)</text:span></text:p>
      <text:p text:style-name="P1"><text:s text:c="4"/>numerocolumnasderechaupdate = models.SmallIntegerField(default=1)</text:p>
      <text:p text:style-name="P1"><text:s text:c="4"/>numerocolumnasmodeloupdate = models.SmallIntegerField(default=10)</text:p>
      <text:p text:style-name="P1"/>
      <text:p text:style-name="Standard"><text:s text:c="4"/># Labels</text:p>
      <text:p text:style-name="Standard"><text:s text:c="2"/><text:span text:style-name="T1"><text:s text:c="2"/>fontlabelmodelo = models.CharField(max_length=100,default='Arial,10,bold')</text:span></text:p>
      <text:p text:style-name="Standard"><text:s text:c="3"/><text:span text:style-name="T1"><text:s/>colorlabelmodelo = models.CharField(max_length=20,default='#010203')</text:span></text:p>
      <text:p text:style-name="Standard"><text:s text:c="4"/><text:span text:style-name="T1">controlesautomaticos = models.BooleanField(default=False) <text:s text:c="2"/></text:span></text:p>
      <text:p text:style-name="P1"/>
      <text:p text:style-name="Standard"><text:s text:c="4"/># BORRAR</text:p>
      <text:p text:style-name="Standard"><text:s text:c="4"/># titulo</text:p>
      <text:p text:style-name="Standard"><text:soft-page-break/><text:s text:c="4"/><text:span text:style-name="T1">tituloborra = models.CharField(max_length=30,blank=True,default='Borrar el modelo')</text:span></text:p>
      <text:p text:style-name="P1"><text:s text:c="4"/>fonttituloborra = models.CharField(max_length=100,default='Roboto,18,700')</text:p>
      <text:p text:style-name="Standard"><text:s text:c="2"/><text:span text:style-name="T11"><text:s text:c="2"/>colortituloborra = models.CharField(max_length=20,default='#1a1a1a')</text:span></text:p>
      <text:p text:style-name="Standard"><text:s text:c="4"/><text:span text:style-name="T1">colorfondotituloborra = models.CharField(max_length=20,default='transparent')</text:span></text:p>
      <text:p text:style-name="Standard"><text:s text:c="4"/><text:span text:style-name="T1">colorfondofilatituloborra = models.CharField(max_length=20,default='transparent')</text:span></text:p>
      <text:p text:style-name="Standard"><text:s text:c="4"/><text:span text:style-name="T1">altofilatituloborra = models.SmallIntegerField(default=40) <text:s/></text:span></text:p>
      <text:p text:style-name="Standard"><text:s text:c="3"/><text:span text:style-name="T1"><text:s/>justificacionverticaltituloborra = models.CharField(max_length=1,default='c')</text:span></text:p>
      <text:p text:style-name="P1"><text:s text:c="4"/>justificacionhorizontaltituloborra = models.CharField(max_length=1,default='i')</text:p>
      <text:p text:style-name="P1"/>
      <text:p text:style-name="Standard"><text:s text:c="4"/># Comentario borra</text:p>
      <text:p text:style-name="Standard"><text:s text:c="3"/><text:span text:style-name="T1"><text:s/>colorfondocomentarioborra = models.CharField(max_length=20,default='transparent')</text:span></text:p>
      <text:p text:style-name="Standard"><text:s text:c="4"/><text:span text:style-name="T1">colorcomentarioborra = models.CharField(max_length=20,default='#3a3a3a')</text:span></text:p>
      <text:p text:style-name="Standard"><text:s text:c="3"/><text:span text:style-name="T1"><text:s/>fontcomentarioborra = models.CharField(max_length=100,default='Open+Sans,10,normal')</text:span></text:p>
      <text:p text:style-name="Standard"><text:s text:c="4"/><text:span text:style-name="T1">comentarioborra = models.CharField(max_length=200,default='',blank=True)</text:span></text:p>
      <text:p text:style-name="Standard"/>
      <text:p text:style-name="Standard"><text:s text:c="4"/># Texto borra</text:p>
      <text:p text:style-name="Standard"><text:s text:c="4"/><text:span text:style-name="T1">colorfondotextoborra = models.CharField(max_length=20,default='#eaebec')</text:span></text:p>
      <text:p text:style-name="Standard"><text:s text:c="3"/><text:span text:style-name="T1"><text:s/>colortextoborra = models.CharField(max_length=20,default='#1a1a1a')</text:span></text:p>
      <text:p text:style-name="Standard"><text:s text:c="3"/><text:span text:style-name="T1"><text:s/>fonttextoborra = models.CharField(max_length=100,default='Arial,10,normal')</text:span></text:p>
      <text:p text:style-name="Standard"><text:s text:c="3"/><text:span text:style-name="T1"><text:s/>textoborra = models.CharField(max_length=200,default='Borrar el modelo:',blank=True)</text:span></text:p>
      <text:p text:style-name="Standard"/>
      <text:p text:style-name="Standard"><text:s text:c="4"/># Boton borra</text:p>
      <text:p text:style-name="Standard"><text:s text:c="3"/><text:span text:style-name="T1"><text:s/>textobotonborra = models.CharField(max_length=30,blank=True,default='Borrar')</text:span></text:p>
      <text:p text:style-name="Standard"/>
      <text:p text:style-name="Standard"><text:s text:c="4"/># Diagrama</text:p>
      <text:p text:style-name="Standard"><text:s text:c="4"/><text:span text:style-name="T1">numerocolumnasizquierdaborra = models.SmallIntegerField(default=1)</text:span></text:p>
      <text:p text:style-name="Standard"><text:s text:c="4"/><text:span text:style-name="T1">numerocolumnasderechaborra = models.SmallIntegerField(default=1)</text:span></text:p>
      <text:p text:style-name="P1"><text:s text:c="4"/>numerocolumnasmodeloborra = models.SmallIntegerField(default=10)</text:p>
      <text:p text:style-name="Standard"/>
      <text:p text:style-name="Standard"><text:s text:c="4"/># HIJOS</text:p>
      <text:p text:style-name="Standard"><text:s text:c="3"/><text:span text:style-name="T1"><text:s/>hijoscontiguos = models.BooleanField(default=False) </text:span></text:p>
      <text:p text:style-name="Standard"><text:s text:c="2"/><text:span text:style-name="T1"><text:s text:c="2"/>numerocolumnashijosupdate = models.SmallIntegerField(default=5)</text:span></text:p>
      <text:p text:style-name="Standard"/>
      <text:p text:style-name="Standard"><text:s text:c="4"/># SEGURIDAD</text:p>
      <text:p text:style-name="Standard"><text:s text:c="4"/><text:span text:style-name="T1">listastaff = models.BooleanField(default=False) </text:span></text:p>
      <text:p text:style-name="P1"><text:s text:c="4"/>listalogin = models.BooleanField(default=False) </text:p>
      <text:p text:style-name="Standard"><text:s text:c="4"/><text:span text:style-name="T1">crearstaff = models.BooleanField(default=False) </text:span></text:p>
      <text:p text:style-name="P1"><text:s text:c="4"/>crearlogin = models.BooleanField(default=False) </text:p>
      <text:p text:style-name="P1"><text:s text:c="4"/>editarstaff = models.BooleanField(default=False) <text:s text:c="3"/></text:p>
      <text:p text:style-name="P1"><text:s text:c="4"/>editarlogin = models.BooleanField(default=False) <text:s text:c="3"/></text:p>
      <text:p text:style-name="P1"><text:s text:c="4"/>borrarstaff = models.BooleanField(default=False) <text:s text:c="3"/></text:p>
      <text:p text:style-name="Standard"><text:span text:style-name="T1"><text:s text:c="4"/>borrarlogin = models.BooleanField(default=False)</text:span> <text:s text:c="3"/></text:p>
      <text:p text:style-name="Standard"/>
      <text:p text:style-name="Standard"><text:s text:c="4"/># Columnas de labels y controles</text:p>
      <text:p text:style-name="Standard"><text:s text:c="4"/><text:span text:style-name="T1">numerocolumnaslabels = models.SmallIntegerField(default=5)</text:span></text:p>
      <text:p text:style-name="Standard"><text:s text:c="4"/><text:span text:style-name="T1">numerocolumnascontroles = models.SmallIntegerField(default=7)</text:span></text:p>
      <text:p text:style-name="P1"/>
      <text:p text:style-name="P5">Propiedades</text:p>
      <text:p text:style-name="P5"/>
      <text:p text:style-name="P5"><text:soft-page-break/><text:tab/><text:span text:style-name="T1">nombre = models.CharField(max_length=30)</text:span></text:p>
      <text:p text:style-name="P2"><text:tab/>descripcion = models.TextField()</text:p>
      <text:p text:style-name="P5"><text:tab/># descripcion = models.TextField()</text:p>
      <text:p text:style-name="P5"><text:tab/><text:span text:style-name="T1">tipo = models.CharField(max_length=1, default='s')</text:span></text:p>
      <text:p text:style-name="P5"><text:tab/><text:span text:style-name="T1">foranea = models.CharField(max_length=30,default='nada')</text:span></text:p>
      <text:p text:style-name="P5"><text:tab/><text:span text:style-name="T1">textobotones = models.CharField(max_length=100,blank=True)</text:span></text:p>
      <text:p text:style-name="P5"><text:tab/>modelo = models.ForeignKey(Modelo, on_delete=models.CASCADE)</text:p>
      <text:p text:style-name="P5"><text:tab/><text:span text:style-name="T1">valorinicial = models.CharField(max_length=30,blank=True)</text:span></text:p>
      <text:p text:style-name="P5"><text:tab/><text:span text:style-name="T1">largostring = models.SmallIntegerField(default=30)</text:span></text:p>
      <text:p text:style-name="P5"><text:tab/><text:span text:style-name="T1">textoplaceholder = models.CharField(max_length=50,blank=True)</text:span></text:p>
      <text:p text:style-name="P5"><text:tab/><text:span text:style-name="T1">etiqueta = models.CharField(max_length=100, blank=True)</text:span></text:p>
      <text:p text:style-name="P5"><text:tab/><text:span text:style-name="T1">mandatoria = models.BooleanField(default=False)</text:span></text:p>
      <text:p text:style-name="P5"><text:tab/><text:span text:style-name="T11">noestaenformulario = models.BooleanField(default=False)</text:span></text:p>
      <text:p text:style-name="P5"><text:tab/><text:span text:style-name="T11">participabusquedalista = models.BooleanField(default=False)</text:span></text:p>
      <text:p text:style-name="P5"><text:tab/><text:span text:style-name="T11">totaliza = models.BooleanField(default=False)</text:span></text:p>
      <text:p text:style-name="P7"/>
      <text:p text:style-name="P5"><text:tab/># Lista de propiedades</text:p>
      <text:p text:style-name="P5"><text:tab/><text:span text:style-name="T1">enlista = models.BooleanField(default=False)</text:span></text:p>
      <text:p text:style-name="P5"><text:tab/><text:span text:style-name="T1">enmobile = models.BooleanField(default=False)</text:span></text:p>
      <text:p text:style-name="P5"><text:tab/><text:span text:style-name="T1">numerocolumnas = models.SmallIntegerField(default=1)</text:span></text:p>
      <text:p text:style-name="P5"><text:tab/><text:span text:style-name="T1">textocolumna = models.CharField(max_length=100, blank=True)</text:span></text:p>
      <text:p text:style-name="P5"><text:tab/><text:span text:style-name="T1">justificaciontextocolumna = models.CharField(max_length=1,default='i')</text:span></text:p>
      <text:p text:style-name="P5"><text:tab/><text:span text:style-name="T1">formatofecha = models.CharField(max_length=30,default='',blank=True)</text:span></text:p>
      <text:p text:style-name="P5"/>
      <text:p text:style-name="P5"><text:tab/># reporte</text:p>
      <text:p text:style-name="P5"><text:tab/><text:span text:style-name="T11">enreporte = models.BooleanField(default=False)</text:span></text:p>
      <text:p text:style-name="P27"><text:tab/>anchoenreporte = models.SmallIntegerField(default=100)</text:p>
      <text:p text:style-name="P5"/>
      <text:p text:style-name="P5"><text:tab/># Labels</text:p>
      <text:p text:style-name="P5"><text:tab/><text:span text:style-name="T1">etiquetaarriba = models.BooleanField(default=False)</text:span></text:p>
      <text:p text:style-name="P2"/>
      <text:p text:style-name="P6">Reglas</text:p>
      <text:p text:style-name="P6"/>
      <text:p text:style-name="P3"><text:tab/>mensaje = models.TextField()</text:p>
      <text:p text:style-name="P3"><text:tab/>codigo = models.TextField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6T10:21:46.847090352</meta:creation-date>
    <dc:date>2022-07-28T16:15:21.240163808</dc:date>
    <meta:editing-duration>PT9M24S</meta:editing-duration>
    <meta:editing-cycles>2</meta:editing-cycles>
    <meta:generator>LibreOffice/7.3.4.2$Linux_X86_64 LibreOffice_project/30$Build-2</meta:generator>
    <meta:document-statistic meta:table-count="0" meta:image-count="0" meta:object-count="0" meta:page-count="13" meta:paragraph-count="553" meta:word-count="2712" meta:character-count="28486" meta:non-whitespace-character-count="25033"/>
  </office:meta>
</office:document-meta>
</file>